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1" style:family="paragraph">
      <loext:graphic-properties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Plotting in python</text:p>
          </draw:text-box>
        </draw:frame>
        <draw:frame presentation:style-name="pr2" draw:text-style-name="P1" draw:layer="layout" svg:width="25.199cm" svg:height="12.179cm" svg:x="1.4cm" svg:y="4.914cm" presentation:class="subtitle" presentation:placeholder="true" presentation:user-transformed="true">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item>
                <text:p>matplotlib</text:p>
              </text:list-item>
              <text:list-item>
                <text:p>library, which is widely used (although sort of showing its age). If you are interested</text:p>
              </text:list-item>
              <text:list-item>
                <text:p>in producing elaborate interactive visualizations for the Web, it is likely not the right</text:p>
              </text:list-item>
              <text:list-item>
                <text:p>choice, but for simple bar charts, line charts, and scatterplots, it works pretty well.</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Bar charts</text:p>
          </draw:text-box>
        </draw:frame>
        <draw:frame presentation:style-name="pr4" draw:layer="layout" svg:width="25.199cm" svg:height="12.179cm" svg:x="1.4cm" svg:y="4.914cm" presentation:class="outline">
          <draw:text-box>
            <text:list text:style-name="L2">
              <text:list-item>
                <text:p>A bar chart is a good choice when you want to show how some quantity varies among some discrete set of items</text:p>
              </text:list-item>
              <text:list-item>
                <text:p>A bar chart can also be a good choice for plotting histograms of bucketed numeric values, in order to visually explore how the values are distributed,</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Line charts</text:p>
          </draw:text-box>
        </draw:frame>
        <draw:frame presentation:style-name="pr4" draw:layer="layout" svg:width="25.199cm" svg:height="12.179cm" svg:x="1.4cm" svg:y="4.914cm" presentation:class="outline" presentation:user-transformed="true">
          <draw:text-box>
            <text:list text:style-name="L2">
              <text:list-item>
                <text:p>These are a good choice for showing trends.</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p>Scatter plots</text:p>
          </draw:text-box>
        </draw:frame>
        <draw:frame presentation:style-name="pr4" draw:layer="layout" svg:width="25.199cm" svg:height="12.179cm" svg:x="1.4cm" svg:y="4.914cm" presentation:class="outline">
          <draw:text-box>
            <text:list text:style-name="L2">
              <text:list-item>
                <text:p>Scatterplots</text:p>
              </text:list-item>
              <text:list-item>
                <text:p>A scatterplot is the right choice for visualizing the relationship between two paired</text:p>
              </text:list-item>
              <text:list-item>
                <text:p>sets of data</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item>
                <text:p>seaborn is built on top of matplotlib and allows you to easily produce prettier (and more complex) visualizations.</text:p>
              </text:list-item>
              <text:list-item>
                <text:p>• D3.js is a JavaScript library for producing sophisticated interactive visualizations</text:p>
              </text:list-item>
              <text:list-item>
                <text:p>for the web. Although it is not in Python, it is both trendy and widely used, and it</text:p>
              </text:list-item>
              <text:list-item>
                <text:p>is well worth your while to be familiar with it.</text:p>
              </text:list-item>
              <text:list-item>
                <text:p>• Bokeh is a newer library that brings D3-style visualizations into Python.</text:p>
              </text:list-item>
              <text:list-item>
                <text:p>• ggplot is a Python port of the popular R library ggplot2 , which is widely used for</text:p>
              </text:list-item>
              <text:list-item>
                <text:p>creating “publication quality” charts and graphics. It’s probably most interesting</text:p>
              </text:list-item>
              <text:list-item>
                <text:p>if you’re already an avid ggplot2 user, and possibly a little opaque if you’re not.</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histogram</text:p>
          </draw:text-box>
        </draw:frame>
        <draw:frame presentation:style-name="pr4" draw:layer="layout" svg:width="25.199cm" svg:height="12.179cm" svg:x="1.4cm" svg:y="4.914cm" presentation:class="outline">
          <draw:text-box>
            <text:list text:style-name="L2">
              <text:list-item>
                <text:p><text:s/>hist(x) where x is a numeric vector of values to be plotted. The option freq=FALSE plots probability densities instead of frequencies. The option breaks= controls the number of bins.</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item>
                <text:p>Comparing Groups VIA Kernal Density</text:p>
                <text:p/>
              </text:list-item>
              <text:list-item>
                <text:p>The sm.density.compare( ) function in the sm package allows you to superimpose the kernal density plots of two or more groups. The format is sm.density.compare(x, factor) where x is a numeric vector and factor is the grouping variable. </text:p>
              </text:list-item>
            </text:list>
          </draw:text-box>
        </draw:frame>
        <presentation:notes draw:style-name="dp2">
          <draw:page-thumbnail draw:style-name="gr1" draw:layer="layout" svg:width="14.848cm" svg:height="11.136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Dot plots</text:p>
          </draw:text-box>
        </draw:frame>
        <draw:frame presentation:style-name="pr4" draw:layer="layout" svg:width="25.199cm" svg:height="12.179cm" svg:x="1.4cm" svg:y="4.914cm" presentation:class="outline" presentation:user-transformed="true">
          <draw:text-box>
            <text:list text:style-name="L2">
              <text:list-item>
                <text:p>Create dotplots with the dotchart(x, labels=) function, where x is a numeric vector and labels is a vector of labels for each point. You can add a groups= option to designate a factor specifying how the elements of x are grouped. If so, the option gcolor= controls the color of the groups label. cex controls the size of the labels. </text:p>
              </text:list-item>
              <text:list-item>
                <text:p>Advanced dotplots can be created with the dotplot2( ) function in the Hmisc package and with the panel.dotplot( ) function in the lattice package.</text:p>
              </text:list-item>
            </text:list>
          </draw:text-box>
        </draw:frame>
        <presentation:notes draw:style-name="dp2">
          <draw:page-thumbnail draw:style-name="gr1" draw:layer="layout" svg:width="14.848cm" svg:height="11.136cm" svg:x="3.075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Bar plot</text:p>
          </draw:text-box>
        </draw:frame>
        <draw:frame presentation:style-name="pr4" draw:layer="layout" svg:width="25.199cm" svg:height="12.179cm" svg:x="1.4cm" svg:y="4.914cm" presentation:class="outline">
          <draw:text-box>
            <text:list text:style-name="L2">
              <text:list-item>
                <text:p>Create barplots with the barplot(height) function, where height is a vector or matrix. If height is a vector, the values determine the heights of the bars in the plot. If height is a matrix and the option beside=FALSE then each bar of the plot corresponds to a column of height, with the values in the column giving the heights of stacked “sub-bars”. If height is a matrix and beside=TRUE, then the values in each column are juxtaposed rather than stacked. Include option names.arg=(character vector) to label the bars. The option horiz=TRUE to createa a horizontal barplot. </text:p>
              </text:list-item>
            </text:list>
          </draw:text-box>
        </draw:frame>
        <presentation:notes draw:style-name="dp2">
          <draw:page-thumbnail draw:style-name="gr1" draw:layer="layout" svg:width="14.848cm" svg:height="11.136cm" svg:x="3.075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item>
                <text:p>Bar plots need not be based on counts or frequencies. You can create bar plots that represent means, medians, standard deviations, etc. Use the aggregate( ) function and pass the results to the barplot( ) function.</text:p>
              </text:list-item>
              <text:list-item>
                <text:p/>
              </text:list-item>
              <text:list-item>
                <text:p>By default, the categorical axis line is suppressed. Include the option axis.lty=1 to draw it.</text:p>
              </text:list-item>
              <text:list-item>
                <text:p/>
              </text:list-item>
              <text:list-item>
                <text:p>With many bars, bar labels may start to overlap. You can decrease the font size using the cex.names = option. Values smaller than one will shrink the size of the label. Additionally, you can use graphical parameters such as the following to help text spacing:</text:p>
              </text:list-item>
            </text:list>
          </draw:text-box>
        </draw:frame>
        <presentation:notes draw:style-name="dp2">
          <draw:page-thumbnail draw:style-name="gr1" draw:layer="layout" svg:width="14.848cm" svg:height="11.136cm" svg:x="3.075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item>
                <text:p>Line charts are created with the function lines(x, y, type=) where x and y are numeric vectors of (x,y) points to connect. type= can take the following values:</text:p>
              </text:list-item>
              <text:list-item>
                <text:p>The lines( ) function adds information to a graph. It can not produce a graph on its own. Usually it follows a plot(x, y) command that produces a graph.</text:p>
              </text:list-item>
              <text:list-item>
                <text:p/>
              </text:list-item>
              <text:list-item>
                <text:p>By default, plot( ) plots the (x,y) points. Use the type="n" option in the plot( ) command, to create the graph with axes, titles, etc., but without plotting the points</text:p>
              </text:list-item>
            </text:list>
          </draw:text-box>
        </draw:frame>
        <presentation:notes draw:style-name="dp2">
          <draw:page-thumbnail draw:style-name="gr1" draw:layer="layout" svg:width="14.848cm" svg:height="11.136cm" svg:x="3.075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draw:text-box>
            <text:p>Pie charts</text:p>
          </draw:text-box>
        </draw:frame>
        <draw:frame presentation:style-name="pr4" draw:layer="layout" svg:width="25.199cm" svg:height="12.179cm" svg:x="1.4cm" svg:y="4.914cm" presentation:class="outline">
          <draw:text-box>
            <text:list text:style-name="L2">
              <text:list-item>
                <text:p>Pie charts are not recommended in the R documentation, and their features are somewhat limited. The authors recommend bar or dot plots over pie charts because people are able to judge length more accurately than volume. Pie charts are created with the function pie(x, labels=) where x is a non-negative numeric vector indicating the area of each slice and labels= notes a character vector of names for the slices. </text:p>
              </text:list-item>
            </text:list>
          </draw:text-box>
        </draw:frame>
        <presentation:notes draw:style-name="dp2">
          <draw:page-thumbnail draw:style-name="gr1" draw:layer="layout" svg:width="14.848cm" svg:height="11.136cm" svg:x="3.075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3.506cm" svg:x="1.4cm" svg:y="0.837cm" presentation:class="title">
          <draw:text-box>
            <text:p>Box plots</text:p>
          </draw:text-box>
        </draw:frame>
        <draw:frame presentation:style-name="pr4" draw:layer="layout" svg:width="25.199cm" svg:height="12.179cm" svg:x="1.4cm" svg:y="4.914cm" presentation:class="outline">
          <draw:text-box>
            <text:list text:style-name="L2">
              <text:list-item>
                <text:p>Boxplots can be created for individual variables or for variables by group. The format is boxplot(x, data=), where x is a formula and data= denotes the data frame providing the data. An example of a formula is y~group where a separate boxplot for numeric variable y is generated for each value of group. Add varwidth=TRUE to make boxplot widths proportional to the square root of the samples sizes. Add horizontal=TRUE to reverse the axis orientation. </text:p>
              </text:list-item>
            </text:list>
          </draw:text-box>
        </draw:frame>
        <presentation:notes draw:style-name="dp2">
          <draw:page-thumbnail draw:style-name="gr1" draw:layer="layout" svg:width="14.848cm" svg:height="11.136cm" svg:x="3.075cm" svg:y="2.257cm" draw:page-number="14" presentation:class="page"/>
          <draw:frame presentation:style-name="pr3" draw:text-style-name="P1"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item>
                <text:p>The bagplot(x, y) function in the aplpack package provides a bivariate version of the univariate boxplot. The bag contains 50% of all points. The bivariate median is approximated. The fence separates points in the fence from points outside. Outliers are displayed. </text:p>
              </text:list-item>
            </text:list>
          </draw:text-box>
        </draw:frame>
        <presentation:notes draw:style-name="dp2">
          <draw:page-thumbnail draw:style-name="gr1" draw:layer="layout" svg:width="14.848cm" svg:height="11.136cm" svg:x="3.075cm" svg:y="2.257cm" draw:page-number="15" presentation:class="page"/>
          <draw:frame presentation:style-name="pr3" draw:text-style-name="P1"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item>
                <text:p>There are many ways to create a scatterplot in R. The basic function is plot(x, y), where x and y are numeric vectors denoting the (x,y) points to plot. </text:p>
              </text:list-item>
            </text:list>
          </draw:text-box>
        </draw:frame>
        <presentation:notes draw:style-name="dp2">
          <draw:page-thumbnail draw:style-name="gr1" draw:layer="layout" svg:width="14.848cm" svg:height="11.136cm" svg:x="3.075cm" svg:y="2.257cm" draw:page-number="16"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5-03T18:39:26.758341373</meta:creation-date>
    <dc:date>2017-05-03T19:32:58.900377420</dc:date>
    <meta:editing-duration>PT33M9S</meta:editing-duration>
    <meta:editing-cycles>4</meta:editing-cycles>
    <meta:generator>LibreOffice/5.1.6.2$Linux_X86_64 LibreOffice_project/10m0$Build-2</meta:generator>
    <meta:document-statistic meta:object-count="85"/>
  </office:meta>
</office:document-meta>
</file>